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'Noto Sans Myanmar UI'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38ac" officeooo:paragraph-rsid="000238ac" style:font-size-asian="14pt" style:font-weight-asian="bold" style:font-size-complex="14pt" style:language-complex="my" style:country-complex="MM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1b1d" officeooo:paragraph-rsid="00031b1d" style:font-size-asian="14pt" style:font-weight-asian="bold" style:font-size-complex="14pt" style:language-complex="my" style:country-complex="MM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1b1d" officeooo:paragraph-rsid="0020097b" style:font-size-asian="14pt" style:font-weight-asian="bold" style:font-size-complex="14pt" style:language-complex="my" style:country-complex="MM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46cc" officeooo:paragraph-rsid="000446cc" style:font-size-asian="14pt" style:font-weight-asian="bold" style:font-size-complex="14pt" style:language-complex="my" style:country-complex="MM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5f13f" officeooo:paragraph-rsid="0005f13f" style:font-size-asian="14pt" style:font-weight-asian="bold" style:font-size-complex="14pt" style:language-complex="my" style:country-complex="MM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6433c" officeooo:paragraph-rsid="0006433c" style:font-size-asian="14pt" style:font-weight-asian="bold" style:font-size-complex="14pt" style:language-complex="my" style:country-complex="MM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9d10f" officeooo:paragraph-rsid="0009d10f" style:font-size-asian="14pt" style:font-weight-asian="bold" style:font-size-complex="14pt" style:language-complex="my" style:country-complex="MM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446cc" officeooo:paragraph-rsid="000446cc" style:font-size-asian="14pt" style:font-weight-asian="normal" style:font-size-complex="14pt" style:language-complex="my" style:country-complex="MM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446cc" officeooo:paragraph-rsid="0006433c" style:font-size-asian="14pt" style:font-weight-asian="normal" style:font-size-complex="14pt" style:language-complex="my" style:country-complex="MM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446cc" officeooo:paragraph-rsid="0020097b" style:font-size-asian="14pt" style:font-weight-asian="normal" style:font-size-complex="14pt" style:language-complex="my" style:country-complex="MM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6433c" officeooo:paragraph-rsid="0006433c" style:font-size-asian="14pt" style:font-weight-asian="normal" style:font-size-complex="14pt" style:language-complex="my" style:country-complex="MM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fd661" officeooo:paragraph-rsid="000fd661" style:font-size-asian="14pt" style:font-weight-asian="normal" style:font-size-complex="14pt" style:language-complex="my" style:country-complex="MM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fd661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weight="normal" officeooo:rsid="001068b4" officeooo:paragraph-rsid="0020097b" style:font-size-asian="14pt" style:font-weight-asian="normal" style:font-size-complex="14pt" style:language-complex="my" style:country-complex="MM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normal" officeooo:rsid="001664a3" officeooo:paragraph-rsid="001664a3" style:font-size-asian="14pt" style:font-weight-asian="normal" style:font-size-complex="14pt" style:language-complex="my" style:country-complex="MM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normal" officeooo:rsid="000446cc" officeooo:paragraph-rsid="001d329c" style:font-size-asian="14pt" style:font-weight-asian="normal" style:font-size-complex="14pt" style:language-complex="my" style:country-complex="MM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weight="normal" officeooo:rsid="000446cc" officeooo:paragraph-rsid="0020097b" style:font-size-asian="14pt" style:font-weight-asian="normal" style:font-size-complex="14pt" style:language-complex="my" style:country-complex="MM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4pt" fo:font-weight="normal" officeooo:rsid="000446cc" officeooo:paragraph-rsid="00190476" style:font-size-asian="14pt" style:font-weight-asian="normal" style:font-size-complex="14pt" style:language-complex="my" style:country-complex="MM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font-weight="normal" officeooo:rsid="0022a4e5" officeooo:paragraph-rsid="0022a4e5" style:font-size-asian="14pt" style:font-weight-asian="normal" style:font-size-complex="14pt" style:language-complex="my" style:country-complex="MM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font-weight="normal" officeooo:rsid="0022a4e5" officeooo:paragraph-rsid="0023da93" style:font-size-asian="14pt" style:font-weight-asian="normal" style:font-size-complex="14pt" style:language-complex="my" style:country-complex="MM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font-weight="bold" officeooo:rsid="001664a3" officeooo:paragraph-rsid="001664a3" style:font-size-asian="14pt" style:font-weight-asian="bold" style:font-size-complex="14pt" style:language-complex="my" style:country-complex="MM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font-weight="bold" officeooo:rsid="001664a3" officeooo:paragraph-rsid="001b78c2" style:font-size-asian="14pt" style:font-weight-asian="bold" style:font-size-complex="14pt" style:language-complex="my" style:country-complex="MM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font-weight="bold" officeooo:rsid="001664a3" officeooo:paragraph-rsid="001e0e56" style:font-size-asian="14pt" style:font-weight-asian="bold" style:font-size-complex="14pt" style:language-complex="my" style:country-complex="MM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font-weight="bold" officeooo:rsid="001664a3" officeooo:paragraph-rsid="0022a4e5" style:font-size-asian="14pt" style:font-weight-asian="bold" style:font-size-complex="14pt" style:language-complex="my" style:country-complex="MM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font-weight="bold" officeooo:rsid="001664a3" officeooo:paragraph-rsid="0022eca4" style:font-size-asian="14pt" style:font-weight-asian="bold" style:font-size-complex="14pt" style:language-complex="my" style:country-complex="MM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font-weight="bold" officeooo:rsid="001d329c" officeooo:paragraph-rsid="001d329c" style:font-size-asian="14pt" style:font-weight-asian="bold" style:font-size-complex="14pt" style:language-complex="my" style:country-complex="MM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font-weight="bold" officeooo:rsid="001e0e56" officeooo:paragraph-rsid="001e0e56" style:font-size-asian="14pt" style:font-weight-asian="bold" style:font-size-complex="14pt" style:language-complex="my" style:country-complex="MM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font-weight="bold" officeooo:rsid="0022eca4" officeooo:paragraph-rsid="0022eca4" style:font-size-asian="14pt" style:font-weight-asian="bold" style:font-size-complex="14pt" style:language-complex="my" style:country-complex="MM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font-weight="bold" officeooo:rsid="00241354" officeooo:paragraph-rsid="00241354" style:font-size-asian="14pt" style:font-weight-asian="bold" style:font-size-complex="14pt" style:language-complex="my" style:country-complex="MM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fo:font-size="14pt" fo:font-weight="bold" officeooo:rsid="00241354" officeooo:paragraph-rsid="00241354" style:font-size-asian="14pt" style:font-weight-asian="bold" style:font-size-complex="14pt" style:language-complex="my" style:country-complex="MM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2" style:family="paragraph" style:parent-style-name="Standard">
      <style:paragraph-properties fo:text-align="justify" style:justify-single-word="false" style:writing-mode="lr-tb"/>
      <style:text-properties fo:color="#000000" fo:font-size="14pt" fo:font-weight="normal" officeooo:rsid="000446cc" officeooo:paragraph-rsid="0020097b" style:font-size-asian="14pt" style:font-weight-asian="normal" style:font-size-complex="14pt" style:language-complex="my" style:country-complex="MM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10f" style:font-weight-asian="normal" style:font-weight-complex="normal"/>
    </style:style>
    <style:style style:name="T3" style:family="text">
      <style:text-properties fo:font-size="14pt" fo:font-weight="normal" officeooo:rsid="000fd661" style:font-size-asian="14pt" style:font-weight-asian="normal" style:font-size-complex="14pt" style:language-complex="my" style:country-complex="MM" style:font-weight-complex="normal"/>
    </style:style>
    <style:style style:name="T4" style:family="text">
      <style:text-properties officeooo:rsid="0007962c"/>
    </style:style>
    <style:style style:name="T5" style:family="text">
      <style:text-properties fo:color="#c9211e"/>
    </style:style>
    <style:style style:name="T6" style:family="text">
      <style:text-properties fo:color="#c9211e" officeooo:rsid="0007962c"/>
    </style:style>
    <style:style style:name="T7" style:family="text">
      <style:text-properties fo:color="#c9211e" style:font-name="Consolas" officeooo:rsid="000446cc"/>
    </style:style>
    <style:style style:name="T8" style:family="text">
      <style:text-properties fo:color="#c9211e" style:font-name="Consolas"/>
    </style:style>
    <style:style style:name="T9" style:family="text">
      <style:text-properties fo:color="#c9211e" style:font-name="Consolas" officeooo:rsid="0020097b"/>
    </style:style>
    <style:style style:name="T10" style:family="text">
      <style:text-properties fo:color="#c9211e" style:font-name="Consolas" officeooo:rsid="0020097b"/>
    </style:style>
    <style:style style:name="T11" style:family="text">
      <style:text-properties fo:color="#c9211e" style:font-name="Consolas"/>
    </style:style>
    <style:style style:name="T12" style:family="text">
      <style:text-properties fo:color="#c9211e" style:font-name="Consolas" officeooo:rsid="0022eca4"/>
    </style:style>
    <style:style style:name="T13" style:family="text">
      <style:text-properties fo:color="#c9211e" style:font-name="Consolas" officeooo:rsid="0023da93"/>
    </style:style>
    <style:style style:name="T14" style:family="text">
      <style:text-properties fo:color="#c9211e" officeooo:rsid="0020097b"/>
    </style:style>
    <style:style style:name="T15" style:family="text">
      <style:text-properties fo:color="#c9211e" fo:font-weight="normal" style:font-weight-asian="normal" style:font-weight-complex="normal"/>
    </style:style>
    <style:style style:name="T16" style:family="text">
      <style:text-properties fo:color="#c9211e" fo:font-weight="normal" officeooo:rsid="000446cc" style:font-weight-asian="normal" style:font-weight-complex="normal"/>
    </style:style>
    <style:style style:name="T17" style:family="text">
      <style:text-properties fo:color="#c9211e" fo:font-weight="normal" officeooo:rsid="0020097b" style:font-weight-asian="normal" style:font-weight-complex="normal"/>
    </style:style>
    <style:style style:name="T18" style:family="text">
      <style:text-properties fo:color="#7f0055" style:font-name="Consolas" fo:font-size="10pt" fo:font-weight="bold" style:font-size-asian="10pt" style:font-weight-asian="bold"/>
    </style:style>
    <style:style style:name="T19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20" style:family="text">
      <style:text-properties fo:color="#7f0055" style:font-name="Consolas" fo:font-size="10pt" style:font-size-asian="10pt"/>
    </style:style>
    <style:style style:name="T21" style:family="text">
      <style:text-properties fo:color="#000000" style:font-name="Consolas" fo:font-size="10pt" style:font-size-asian="10pt"/>
    </style:style>
    <style:style style:name="T2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fo:color="#000000" style:font-name="Consolas" fo:font-size="10pt" fo:font-style="italic" style:font-size-asian="10pt" style:font-style-asian="italic"/>
    </style:style>
    <style:style style:name="T24" style:family="text">
      <style:text-properties fo:color="#000000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25" style:family="text">
      <style:text-properties fo:color="#6a3e3e" style:font-name="Consolas" fo:font-size="10pt" style:font-size-asian="10pt"/>
    </style:style>
    <style:style style:name="T2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fo:color="#3f7f5f" style:font-name="Consolas" fo:font-size="10pt" style:font-size-asian="10pt"/>
    </style:style>
    <style:style style:name="T2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9" style:family="text">
      <style:text-properties fo:color="#2a00ff" style:font-name="Consolas" fo:font-size="10pt" style:font-size-asian="10pt"/>
    </style:style>
    <style:style style:name="T30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style:font-name="Consolas" fo:font-size="10pt" style:font-size-asian="10pt"/>
    </style:style>
    <style:style style:name="T32" style:family="text">
      <style:text-properties style:font-name="Consolas" officeooo:rsid="000446cc"/>
    </style:style>
    <style:style style:name="T33" style:family="text">
      <style:text-properties style:font-name="Consolas"/>
    </style:style>
    <style:style style:name="T34" style:family="text">
      <style:text-properties style:font-name="Consolas"/>
    </style:style>
    <style:style style:name="T35" style:family="text">
      <style:text-properties style:font-name="Consolas" officeooo:rsid="00135f6f"/>
    </style:style>
    <style:style style:name="T36" style:family="text">
      <style:text-properties style:font-name="Consolas" officeooo:rsid="001b78c2"/>
    </style:style>
    <style:style style:name="T37" style:family="text">
      <style:text-properties style:font-name="Consolas" officeooo:rsid="001d329c"/>
    </style:style>
    <style:style style:name="T38" style:family="text">
      <style:text-properties style:font-name="Consolas" officeooo:rsid="001e9692"/>
    </style:style>
    <style:style style:name="T39" style:family="text">
      <style:text-properties style:font-name="Consolas" officeooo:rsid="0022a4e5"/>
    </style:style>
    <style:style style:name="T40" style:family="text">
      <style:text-properties style:font-name="Consolas" officeooo:rsid="0022eca4"/>
    </style:style>
    <style:style style:name="T41" style:family="text">
      <style:text-properties officeooo:rsid="00135f6f"/>
    </style:style>
    <style:style style:name="T42" style:family="text">
      <style:text-properties officeooo:rsid="0020bc02"/>
    </style:style>
    <style:style style:name="T43" style:family="text">
      <style:text-properties officeooo:rsid="002303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Assignment</text:p>
      <text:p text:style-name="P2">Basic</text:p>
      <text:p text:style-name="P3"><text:tab/><text:span text:style-name="T2">All problem should be solve in Java Programming language. </text:span><text:span text:style-name="T16">Myanmar(Burmese) </text:span><text:span text:style-name="T17">language is prefer.</text:span></text:p>
      <text:p text:style-name="P3"><text:span text:style-name="T17"/></text:p>
      <text:p text:style-name="P28"><text:span text:style-name="T43">When you S</text:span>ummit</text:p>
      <text:p text:style-name="P28"><text:tab/>1. create new fouler in your repository called “week 1”</text:p>
      <text:p text:style-name="P28"><text:tab/>2. Inside “week1” create folder for each program</text:p>
      <text:p text:style-name="P28"><text:tab/>3. Each program should include <text:span text:style-name="T5">one or more .java source file</text:span> and <text:span text:style-name="T5">one .txt <text:tab/><text:tab/><text:tab/>explanation paragraph file</text:span>.</text:p>
      <text:p text:style-name="P28"/>
      <text:p text:style-name="P29">Using Java</text:p>
      <text:p text:style-name="P29"><text:tab/><text:span text:style-name="T1">You may use your IDE or anything to solve the program. If in command line here are some useful commands. </text:span><text:span text:style-name="T15">But prefer IDE to make easy</text:span><text:span text:style-name="T1">.</text:span></text:p>
      <text:list xml:id="list1245549555" text:style-name="L1">
        <text:list-item>
          <text:p text:style-name="P30"><text:span text:style-name="T1">Java -version <text:tab/>Check your JVM Java Version</text:span></text:p>
        </text:list-item>
        <text:list-item>
          <text:p text:style-name="P30"><text:span text:style-name="T1">Javac – version<text:tab/>Check your Java Compiler Version</text:span></text:p>
        </text:list-item>
        <text:list-item>
          <text:p text:style-name="P30"><text:span text:style-name="T1">javac &lt;.javaFile&gt;<text:tab/>Compile .java file to .class byte code</text:span></text:p>
        </text:list-item>
        <text:list-item>
          <text:p text:style-name="P30"><text:span text:style-name="T1">java &lt;.classFile&gt;<text:tab/>Run .class file in JVM</text:span></text:p>
        </text:list-item>
      </text:list>
      <text:p text:style-name="P2"/>
      <text:p text:style-name="P4">Program(1)</text:p>
      <text:p text:style-name="P4"/>
      <text:p text:style-name="P8">Output =&gt; “Hello World &lt;Your Name&gt;” <text:span text:style-name="T4">=&gt; </text:span><text:span text:style-name="T6">1000 times</text:span></text:p>
      <text:p text:style-name="P8"/>
      <text:p text:style-name="P8">Write a program and explain <text:span text:style-name="T41">line by line</text:span> with a paragraph in <text:span text:style-name="T5">Myanmar(Burmese)</text:span> language.</text:p>
      <text:p text:style-name="P8"/>
      <text:p text:style-name="P5">Program(2)</text:p>
      <text:p text:style-name="P5"/>
      <text:p text:style-name="P11">Output=&gt; </text:p>
      <text:p text:style-name="P11"/>
      <text:p text:style-name="P11"><text:tab/>*</text:p>
      <text:p text:style-name="P11"><text:tab/>**</text:p>
      <text:p text:style-name="P11"><text:tab/>***</text:p>
      <text:p text:style-name="P11"><text:tab/>****</text:p>
      <text:p text:style-name="P11"><text:tab/>*****</text:p>
      <text:p text:style-name="P6"/>
      <text:p text:style-name="P10">Write a program and explain <text:span text:style-name="T41">line by line</text:span> with a paragraph in<text:span text:style-name="T42"> </text:span><text:span text:style-name="T5">Myanmar(Burmese)</text:span> <text:span text:style-name="T14"><text:s/></text:span>language.</text:p>
      <text:p text:style-name="P9"/>
      <text:p text:style-name="P9"/>
      <text:p text:style-name="P9"/>
      <text:p text:style-name="P9"/>
      <text:p text:style-name="P7"><text:soft-page-break/>Program(3)</text:p>
      <text:p text:style-name="P12">In Main Method =&gt; </text:p>
      <text:p text:style-name="P13"><text:span text:style-name="T3"><text:tab/></text:span><text:span text:style-name="T18">public</text:span><text:span text:style-name="T21"> </text:span><text:span text:style-name="T18">static</text:span><text:span text:style-name="T21"> </text:span><text:span text:style-name="T18">void</text:span><text:span text:style-name="T21"> main(String[] </text:span><text:span text:style-name="T25">args</text:span><text:span text:style-name="T21">) {</text:span></text:p>
      <text:p text:style-name="P31"><text:span text:style-name="T21"><text:tab/><text:tab/></text:span><text:span text:style-name="T18">int</text:span><text:span text:style-name="T21"> </text:span><text:span text:style-name="T25">valueOne</text:span><text:span text:style-name="T21"> = 10;</text:span></text:p>
      <text:p text:style-name="P31"><text:span text:style-name="T21"><text:tab/><text:tab/></text:span><text:span text:style-name="T18">int</text:span><text:span text:style-name="T21"> </text:span><text:span text:style-name="T25">valueTwo</text:span><text:span text:style-name="T21"> = 5;</text:span></text:p>
      <text:p text:style-name="P31"><text:span text:style-name="T21"><text:tab/><text:tab/></text:span></text:p>
      <text:p text:style-name="P31"><text:span text:style-name="T21"><text:tab/><text:tab/>Calculator </text:span><text:span text:style-name="T25">myCalculator</text:span><text:span text:style-name="T21"> = </text:span><text:span text:style-name="T18">new</text:span><text:span text:style-name="T21"> Calculator();</text:span></text:p>
      <text:p text:style-name="P31"><text:span text:style-name="T21"><text:tab/><text:tab/></text:span></text:p>
      <text:p text:style-name="P31"><text:span text:style-name="T21"><text:tab/><text:tab/></text:span><text:span text:style-name="T18">int</text:span><text:span text:style-name="T21"> </text:span><text:span text:style-name="T25">addResult</text:span><text:span text:style-name="T21"> = </text:span><text:span text:style-name="T25">myCalculator</text:span><text:span text:style-name="T21">.add(</text:span><text:span text:style-name="T25">valueOne</text:span><text:span text:style-name="T21">, </text:span><text:span text:style-name="T25">valueTwo</text:span><text:span text:style-name="T21">); </text:span><text:span text:style-name="T27">// Output =&gt; 15</text:span></text:p>
      <text:p text:style-name="P31"><text:span text:style-name="T21"><text:tab/><text:tab/></text:span><text:span text:style-name="T18">int</text:span><text:span text:style-name="T21"> </text:span><text:span text:style-name="T25">subValue</text:span><text:span text:style-name="T21"> = </text:span><text:span text:style-name="T25">myCalculator</text:span><text:span text:style-name="T21">.sub(</text:span><text:span text:style-name="T25">valueOne</text:span><text:span text:style-name="T21">, </text:span><text:span text:style-name="T25">valueTwo</text:span><text:span text:style-name="T21">); </text:span><text:span text:style-name="T27">// Output =&gt; 5</text:span></text:p>
      <text:p text:style-name="P31"><text:span text:style-name="T21"><text:tab/><text:tab/></text:span><text:span text:style-name="T18">int</text:span><text:span text:style-name="T21"> </text:span><text:span text:style-name="T25">mulValue</text:span><text:span text:style-name="T21"> = </text:span><text:span text:style-name="T25">myCalculator</text:span><text:span text:style-name="T21">.mul(</text:span><text:span text:style-name="T25">valueOne</text:span><text:span text:style-name="T21">, </text:span><text:span text:style-name="T25">valueTwo</text:span><text:span text:style-name="T21">); </text:span><text:span text:style-name="T27">// Output =&gt; 50</text:span></text:p>
      <text:p text:style-name="P31"><text:span text:style-name="T21"><text:tab/><text:tab/></text:span><text:span text:style-name="T18">int</text:span><text:span text:style-name="T21"> </text:span><text:span text:style-name="T25">divValue</text:span><text:span text:style-name="T21"> = </text:span><text:span text:style-name="T25">myCalculator</text:span><text:span text:style-name="T21">.sub(</text:span><text:span text:style-name="T25">valueOne</text:span><text:span text:style-name="T21">, </text:span><text:span text:style-name="T25">valueTwo</text:span><text:span text:style-name="T21">); </text:span><text:span text:style-name="T27">// Output =&gt; 2</text:span></text:p>
      <text:p text:style-name="P31"><text:span text:style-name="T21"><text:tab/><text:tab/></text:span></text:p>
      <text:p text:style-name="P31"><text:span text:style-name="T21"><text:tab/><text:tab/>System.</text:span><text:span text:style-name="T28">out</text:span><text:span text:style-name="T21">.println(</text:span><text:span text:style-name="T29">"add : "</text:span><text:span text:style-name="T21"> + </text:span><text:span text:style-name="T25">addResult</text:span><text:span text:style-name="T21">);</text:span></text:p>
      <text:p text:style-name="P31"><text:span text:style-name="T21"><text:tab/><text:tab/>System.</text:span><text:span text:style-name="T28">out</text:span><text:span text:style-name="T21">.println(</text:span><text:span text:style-name="T29">"sub : "</text:span><text:span text:style-name="T21"> + </text:span><text:span text:style-name="T25">subValue</text:span><text:span text:style-name="T21">);</text:span></text:p>
      <text:p text:style-name="P31"><text:span text:style-name="T21"><text:tab/><text:tab/>System.</text:span><text:span text:style-name="T28">out</text:span><text:span text:style-name="T21">.println(</text:span><text:span text:style-name="T29">"mul : "</text:span><text:span text:style-name="T21"> + </text:span><text:span text:style-name="T25">mulValue</text:span><text:span text:style-name="T21">);</text:span></text:p>
      <text:p text:style-name="P31"><text:span text:style-name="T21"><text:tab/><text:tab/>System.</text:span><text:span text:style-name="T28">out</text:span><text:span text:style-name="T21">.println(</text:span><text:span text:style-name="T29">"div : "</text:span><text:span text:style-name="T21"> + </text:span><text:span text:style-name="T25">divValue</text:span><text:span text:style-name="T21">);</text:span></text:p>
      <text:p text:style-name="P12"><text:span text:style-name="T21"><text:tab/>}</text:span></text:p>
      <text:p text:style-name="P14"><text:span text:style-name="T33">Implement the required class Calculator and it’s methods and explain with a paragraph in </text:span><text:span text:style-name="T7">Myanmar(Burmese) </text:span><text:span text:style-name="T9">And OR English</text:span><text:span text:style-name="T32"> language.</text:span><text:span text:style-name="T33"> </text:span></text:p>
      <text:p text:style-name="P14"><text:span text:style-name="T33"/></text:p>
      <text:p text:style-name="P21"><text:span text:style-name="T33">Program(4)</text:span></text:p>
      <text:p text:style-name="P15"><text:span text:style-name="T33">Check the following code =&gt;</text:span></text:p>
      <text:p text:style-name="P15"><text:span text:style-name="T33"/></text:p>
      <text:p text:style-name="P15"><text:span text:style-name="T18">public</text:span><text:span text:style-name="T31"> </text:span><text:span text:style-name="T18">class</text:span><text:span text:style-name="T31"> Apk {</text:span></text:p>
      <text:p text:style-name="P31"><text:span text:style-name="T21"><text:tab/></text:span><text:span text:style-name="T18">public</text:span><text:span text:style-name="T21"> </text:span><text:span text:style-name="T18">static</text:span><text:span text:style-name="T21"> </text:span><text:span text:style-name="T18">void</text:span><text:span text:style-name="T21"> main(String[] </text:span><text:span text:style-name="T25">args</text:span><text:span text:style-name="T21">) {</text:span></text:p>
      <text:p text:style-name="P31"><text:span text:style-name="T21"><text:tab/><text:tab/></text:span><text:span text:style-name="T22">superMethod</text:span><text:span text:style-name="T21">();</text:span></text:p>
      <text:p text:style-name="P31"><text:span text:style-name="T21"><text:tab/><text:tab/>Apk </text:span><text:span text:style-name="T25">myApk</text:span><text:span text:style-name="T21"> = </text:span><text:span text:style-name="T18">new</text:span><text:span text:style-name="T21"> Apk();</text:span></text:p>
      <text:p text:style-name="P31"><text:span text:style-name="T21"><text:tab/><text:tab/></text:span><text:span text:style-name="T25">myApk</text:span><text:span text:style-name="T21">.hyperMethod();</text:span></text:p>
      <text:p text:style-name="P31"><text:span text:style-name="T21"><text:tab/><text:tab/></text:span><text:span text:style-name="T23">int</text:span><text:span text:style-name="T21"> </text:span><text:span text:style-name="T24">return</text:span><text:span text:style-name="T21"> = </text:span><text:span text:style-name="T24">ultraMethod</text:span><text:span text:style-name="T22">()</text:span><text:span text:style-name="T21">;</text:span></text:p>
      <text:p text:style-name="P31"><text:span text:style-name="T21"><text:tab/><text:tab/>System.out.println(</text:span><text:span text:style-name="T19">return</text:span><text:span text:style-name="T21">);</text:span></text:p>
      <text:p text:style-name="P31"><text:span text:style-name="T21"><text:tab/>}</text:span></text:p>
      <text:p text:style-name="P31"><text:span text:style-name="T21"><text:tab/></text:span></text:p>
      <text:p text:style-name="P31"><text:span text:style-name="T21"><text:tab/></text:span><text:span text:style-name="T18">public</text:span><text:span text:style-name="T21"> </text:span><text:span text:style-name="T18">void</text:span><text:span text:style-name="T21"> superMethod(){</text:span></text:p>
      <text:p text:style-name="P31"><text:span text:style-name="T21"><text:tab/><text:tab/>System.</text:span><text:span text:style-name="T28">out</text:span><text:span text:style-name="T21">.println(</text:span><text:span text:style-name="T29">"This is super Methods...."</text:span><text:span text:style-name="T21">);</text:span></text:p>
      <text:p text:style-name="P31"><text:span text:style-name="T21"><text:tab/><text:tab/></text:span><text:span text:style-name="T19">return</text:span><text:span text:style-name="T22"> </text:span><text:span text:style-name="T30">"Hiper Methods"</text:span><text:span text:style-name="T22">;</text:span></text:p>
      <text:p text:style-name="P31"><text:span text:style-name="T21"><text:tab/>}</text:span></text:p>
      <text:p text:style-name="P31"><text:span text:style-name="T21"><text:tab/></text:span></text:p>
      <text:p text:style-name="P31"><text:span text:style-name="T21"><text:tab/></text:span><text:span text:style-name="T18">public</text:span><text:span text:style-name="T21"> </text:span><text:span text:style-name="T18">int</text:span><text:span text:style-name="T21"> </text:span><text:span text:style-name="T22">hyperMethod()</text:span><text:span text:style-name="T21"> {</text:span></text:p>
      <text:p text:style-name="P31"><text:span text:style-name="T21"><text:tab/><text:tab/>System.</text:span><text:span text:style-name="T28">out</text:span><text:span text:style-name="T21">.println(</text:span><text:span text:style-name="T29">"This is hyper Methods...."</text:span><text:span text:style-name="T21">);</text:span></text:p>
      <text:p text:style-name="P31"><text:span text:style-name="T21"><text:tab/>}</text:span></text:p>
      <text:p text:style-name="P31"><text:span text:style-name="T21"><text:tab/></text:span></text:p>
      <text:p text:style-name="P31"><text:span text:style-name="T21"><text:tab/></text:span><text:span text:style-name="T18">public</text:span><text:span text:style-name="T21"> </text:span><text:span text:style-name="T18">static</text:span><text:span text:style-name="T21"> String ultraMethod() {</text:span></text:p>
      <text:p text:style-name="P31"><text:span text:style-name="T21"><text:tab/><text:tab/>System.</text:span><text:span text:style-name="T28">out</text:span><text:span text:style-name="T21">.println(</text:span><text:span text:style-name="T29">"This is ultra Methods...."</text:span><text:span text:style-name="T21">);</text:span></text:p>
      <text:p text:style-name="P31"><text:span text:style-name="T21"><text:tab/><text:tab/></text:span><text:span text:style-name="T18">return</text:span><text:span text:style-name="T21"> </text:span><text:span text:style-name="T22">234</text:span><text:span text:style-name="T21">;</text:span></text:p>
      <text:p text:style-name="P31"><text:span text:style-name="T21"><text:tab/>}</text:span></text:p>
      <text:p text:style-name="P31"><text:span text:style-name="T21"><text:tab/></text:span></text:p>
      <text:p text:style-name="P15"><text:span text:style-name="T31">}</text:span></text:p>
      <text:p text:style-name="P32"><text:span text:style-name="T33">This program exists with error, try to solve the error and explain why error and how did you solve it with a paragraph in </text:span><text:span text:style-name="T8">Myanmar(Burmese) </text:span><text:span text:style-name="T9">And OR English </text:span><text:span text:style-name="T33">language.</text:span></text:p>
      <text:p text:style-name="P18"><text:soft-page-break/><text:span text:style-name="T33"/></text:p>
      <text:p text:style-name="P22"><text:span text:style-name="T33">Program(</text:span><text:span text:style-name="T36">5</text:span><text:span text:style-name="T33">)</text:span></text:p>
      <text:p text:style-name="P26"><text:span text:style-name="T33">Check the following code =&gt;</text:span></text:p>
      <text:p text:style-name="P26"><text:span text:style-name="T20"><text:tab/>public</text:span><text:span text:style-name="T31"> </text:span><text:span text:style-name="T20">static</text:span><text:span text:style-name="T31"> </text:span><text:span text:style-name="T20">void</text:span><text:span text:style-name="T31"> main(String[] </text:span><text:span text:style-name="T25">args</text:span><text:span text:style-name="T31">) {</text:span></text:p>
      <text:p text:style-name="P31"><text:span text:style-name="T21"><text:tab/><text:tab/>String[] </text:span><text:span text:style-name="T25">studentNames</text:span><text:span text:style-name="T21"> = </text:span><text:span text:style-name="T18">new</text:span><text:span text:style-name="T21"> String[10];</text:span></text:p>
      <text:p text:style-name="P31"><text:span text:style-name="T21"><text:tab/><text:tab/></text:span><text:span text:style-name="T26">studentNames</text:span><text:span text:style-name="T22">[0] = ....</text:span></text:p>
      <text:p text:style-name="P31"><text:span text:style-name="T21"><text:tab/><text:tab/></text:span><text:span text:style-name="T27">//complete yourself to assign 10 students name </text:span></text:p>
      <text:p text:style-name="P31"><text:span text:style-name="T21"><text:tab/><text:tab/></text:span></text:p>
      <text:p text:style-name="P31"><text:span text:style-name="T21"><text:tab/><text:tab/></text:span><text:span text:style-name="T18">for</text:span><text:span text:style-name="T21">(</text:span><text:span text:style-name="T18">int</text:span><text:span text:style-name="T21"> i = 0; i &lt; studentNames.length;i++) {</text:span></text:p>
      <text:p text:style-name="P31"><text:span text:style-name="T21"><text:tab/><text:tab/><text:tab/></text:span><text:span text:style-name="T18">if</text:span><text:span text:style-name="T21">(studentNames[i] == </text:span><text:span text:style-name="T29">"&lt;Your_Name_Here&gt;"</text:span><text:span text:style-name="T21">) {</text:span></text:p>
      <text:p text:style-name="P31"><text:span text:style-name="T21"><text:tab/><text:tab/><text:tab/><text:tab/>System.out.println(</text:span><text:span text:style-name="T29">"I'm "</text:span><text:span text:style-name="T21"> + studentNames[i]);</text:span></text:p>
      <text:p text:style-name="P31"><text:span text:style-name="T21"><text:tab/><text:tab/><text:tab/><text:tab/>System.out.println(</text:span><text:span text:style-name="T29">" and my Index is : "</text:span><text:span text:style-name="T21"> + i);</text:span></text:p>
      <text:p text:style-name="P31"><text:span text:style-name="T21"><text:tab/><text:tab/><text:tab/>}</text:span></text:p>
      <text:p text:style-name="P31"><text:span text:style-name="T21"><text:tab/><text:tab/>}</text:span></text:p>
      <text:p text:style-name="P26"><text:span text:style-name="T31"><text:tab/>}</text:span></text:p>
      <text:p text:style-name="P26"><text:span text:style-name="T31"/></text:p>
      <text:p text:style-name="P17"><text:span text:style-name="T37">Complete the program</text:span><text:span text:style-name="T33"> and explain </text:span><text:span text:style-name="T35">line by line</text:span><text:span text:style-name="T33"> with a paragraph in </text:span><text:span text:style-name="T8">Myanmar(Burmese) </text:span><text:span text:style-name="T9">And OR English </text:span><text:span text:style-name="T33">language.</text:span></text:p>
      <text:p text:style-name="P16"><text:span text:style-name="T33"/></text:p>
      <text:p text:style-name="P23"><text:span text:style-name="T33">Program(</text:span><text:span text:style-name="T36">5</text:span><text:span text:style-name="T33">)</text:span></text:p>
      <text:p text:style-name="P27"><text:span text:style-name="T33">In Main Methods =&gt;</text:span></text:p>
      <text:p text:style-name="P27"><text:span text:style-name="T33"/></text:p>
      <text:p text:style-name="P27"><text:span text:style-name="T31"><text:tab/></text:span><text:span text:style-name="T20">public</text:span><text:span text:style-name="T31"> </text:span><text:span text:style-name="T20">static</text:span><text:span text:style-name="T31"> </text:span><text:span text:style-name="T20">void</text:span><text:span text:style-name="T31"> main(String[] </text:span><text:span text:style-name="T25">args</text:span><text:span text:style-name="T31">) {</text:span></text:p>
      <text:p text:style-name="P31"><text:span text:style-name="T21"><text:tab/><text:tab/></text:span><text:span text:style-name="T18">int</text:span><text:span text:style-name="T21">[] </text:span><text:span text:style-name="T25">numArray</text:span><text:span text:style-name="T21"> = {34,54,64,42,34,56,44,65,87,23,57,74};</text:span></text:p>
      <text:p text:style-name="P31"><text:span text:style-name="T21"><text:tab/><text:tab/></text:span><text:span text:style-name="T18">int</text:span><text:span text:style-name="T21"> </text:span><text:span text:style-name="T25">biggestNumber</text:span><text:span text:style-name="T21"> = </text:span><text:span text:style-name="T22">biggestNumber</text:span><text:span text:style-name="T21">(</text:span><text:span text:style-name="T25">numArray</text:span><text:span text:style-name="T21">);</text:span></text:p>
      <text:p text:style-name="P31"><text:span text:style-name="T21"><text:tab/><text:tab/></text:span><text:span text:style-name="T18">int</text:span><text:span text:style-name="T21"> </text:span><text:span text:style-name="T25">smallestNumber</text:span><text:span text:style-name="T21"> = </text:span><text:span text:style-name="T22">smallestNumber</text:span><text:span text:style-name="T21">(</text:span><text:span text:style-name="T25">numArray</text:span><text:span text:style-name="T21">);</text:span></text:p>
      <text:p text:style-name="P27"><text:span text:style-name="T31"><text:tab/>}</text:span></text:p>
      <text:p text:style-name="P27"><text:span text:style-name="T31"/></text:p>
      <text:p text:style-name="P14"><text:span text:style-name="T33">Implement the required methods and explain with a paragraph in </text:span><text:span text:style-name="T7">Myanmar(Burmese) </text:span><text:span text:style-name="T9">And OR English </text:span><text:span text:style-name="T32">language. </text:span><text:span text:style-name="T38">You may use anyway to implement these two methods. biggestNumber is to find biggest number in the array and smallestNumber is for smallest number.</text:span></text:p>
      <text:p text:style-name="P14"><text:span text:style-name="T38"/></text:p>
      <text:p text:style-name="P24"><text:span text:style-name="T33">Program(</text:span><text:span text:style-name="T39">6</text:span><text:span text:style-name="T33">)</text:span></text:p>
      <text:p text:style-name="P19"><text:span text:style-name="T33">Write a program that demonstrate difference between </text:span><text:span text:style-name="T8">while loop</text:span><text:span text:style-name="T33"> and do </text:span><text:span text:style-name="T8">while loop</text:span><text:span text:style-name="T33">. </text:span><text:span text:style-name="T12">Explanation not required.</text:span></text:p>
      <text:p text:style-name="P19"><text:span text:style-name="T12"/></text:p>
      <text:p text:style-name="P25"><text:span text:style-name="T40">Program(7)</text:span></text:p>
      <text:p text:style-name="P20"><text:span text:style-name="T33">Write a program that demonstrate </text:span><text:span text:style-name="T13">method overloading</text:span><text:span text:style-name="T33">. </text:span><text:span text:style-name="T12">Explanation not requi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'Noto Sans Myanmar UI'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8-04T23:06:12.845000000</dc:date>
    <meta:editing-duration>PT2H11M</meta:editing-duration>
    <meta:editing-cycles>33</meta:editing-cycles>
    <meta:document-statistic meta:table-count="0" meta:image-count="0" meta:object-count="0" meta:page-count="3" meta:paragraph-count="97" meta:word-count="515" meta:character-count="3542" meta:non-whitespace-character-count="3002"/>
  </office:meta>
</office:document-meta>
</file>